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8.988cm" svg:x="14.207cm" svg:y="0.602cm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14.271cm" svg:y="10.063cm">
            <draw:object draw:notify-on-update-of-ranges="Sheet1.A12:Sheet1.A12 Sheet1.A13:Sheet1.A21 Sheet1.B12:Sheet1.B12 Sheet1.B13:Sheet1.B21 Sheet1.C12:Sheet1.C12 Sheet1.C13:Sheet1.C21 Sheet1.D12:Sheet1.D12 Sheet1.D13:Sheet1.D21 Sheet1.E12:Sheet1.E12 Sheet1.E13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SD</text:p>
          </table:table-cell>
          <table:table-cell office:value-type="string" calcext:value-type="string">
            <text:p>anat1</text:p>
          </table:table-cell>
          <table:table-cell office:value-type="string" calcext:value-type="string">
            <text:p>anat2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834761706442336" calcext:value-type="float">
            <text:p>0.834761706442336</text:p>
          </table:table-cell>
          <table:table-cell office:value-type="float" office:value="0.752904232923461" calcext:value-type="float">
            <text:p>0.752904232923461</text:p>
          </table:table-cell>
          <table:table-cell office:value-type="float" office:value="0.63995197777416" calcext:value-type="float">
            <text:p>0.63995197777416</text:p>
          </table:table-cell>
          <table:table-cell office:value-type="float" office:value="0.860637794904405" calcext:value-type="float">
            <text:p>0.860637794904405</text:p>
          </table:table-cell>
        </table:table-row>
        <table:table-row table:style-name="ro1">
          <table:table-cell office:value-type="string" calcext:value-type="string">
            <text:p>Acer</text:p>
          </table:table-cell>
          <table:table-cell office:value-type="float" office:value="0.269996076662063" calcext:value-type="float">
            <text:p>0.269996076662063</text:p>
          </table:table-cell>
          <table:table-cell office:value-type="float" office:value="0.221514041308991" calcext:value-type="float">
            <text:p>0.221514041308991</text:p>
          </table:table-cell>
          <table:table-cell office:value-type="float" office:value="0.354932060294091" calcext:value-type="float">
            <text:p>0.354932060294091</text:p>
          </table:table-cell>
          <table:table-cell office:value-type="float" office:value="0.275560300998761" calcext:value-type="float">
            <text:p>0.275560300998761</text:p>
          </table:table-cell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0.168330909997336" calcext:value-type="float">
            <text:p>0.168330909997336</text:p>
          </table:table-cell>
          <table:table-cell office:value-type="float" office:value="0.264130166101462" calcext:value-type="float">
            <text:p>0.264130166101462</text:p>
          </table:table-cell>
          <table:table-cell office:value-type="float" office:value="0.423973417698669" calcext:value-type="float">
            <text:p>0.423973417698669</text:p>
          </table:table-cell>
          <table:table-cell office:value-type="float" office:value="0.351938475925736" calcext:value-type="float">
            <text:p>0.351938475925736</text:p>
          </table:table-cell>
        </table:table-row>
        <table:table-row table:style-name="ro1">
          <table:table-cell office:value-type="string" calcext:value-type="string">
            <text:p>Catell</text:p>
          </table:table-cell>
          <table:table-cell office:value-type="float" office:value="0.538036999795629" calcext:value-type="float">
            <text:p>0.538036999795629</text:p>
          </table:table-cell>
          <table:table-cell office:value-type="float" office:value="0.585295970237921" calcext:value-type="float">
            <text:p>0.585295970237921</text:p>
          </table:table-cell>
          <table:table-cell office:value-type="float" office:value="0.626093535965836" calcext:value-type="float">
            <text:p>0.626093535965836</text:p>
          </table:table-cell>
          <table:table-cell office:value-type="float" office:value="0.523464595149885" calcext:value-type="float">
            <text:p>0.523464595149885</text:p>
          </table:table-cell>
        </table:table-row>
        <table:table-row table:style-name="ro1">
          <table:table-cell office:value-type="string" calcext:value-type="string">
            <text:p>Emotion</text:p>
          </table:table-cell>
          <table:table-cell office:value-type="float" office:value="0.345343221618254" calcext:value-type="float">
            <text:p>0.345343221618254</text:p>
          </table:table-cell>
          <table:table-cell office:value-type="float" office:value="0.352496246369355" calcext:value-type="float">
            <text:p>0.352496246369355</text:p>
          </table:table-cell>
          <table:table-cell office:value-type="float" office:value="0.279279204096912" calcext:value-type="float">
            <text:p>0.279279204096912</text:p>
          </table:table-cell>
          <table:table-cell office:value-type="float" office:value="0.397073457720763" calcext:value-type="float">
            <text:p>0.397073457720763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0.115029041181927" calcext:value-type="float">
            <text:p>0.115029041181927</text:p>
          </table:table-cell>
          <table:table-cell office:value-type="float" office:value="-0.0318085932127021" calcext:value-type="float">
            <text:p>-0.0318085932127021</text:p>
          </table:table-cell>
          <table:table-cell office:value-type="float" office:value="-0.210287753532622" calcext:value-type="float">
            <text:p>-0.210287753532622</text:p>
          </table:table-cell>
          <table:table-cell office:value-type="float" office:value="0.180443504142638" calcext:value-type="float">
            <text:p>0.180443504142638</text:p>
          </table:table-cell>
        </table:table-row>
        <table:table-row table:style-name="ro1">
          <table:table-cell office:value-type="string" calcext:value-type="string">
            <text:p>Picture Prim</text:p>
          </table:table-cell>
          <table:table-cell office:value-type="float" office:value="0.144876983320139" calcext:value-type="float">
            <text:p>0.144876983320139</text:p>
          </table:table-cell>
          <table:table-cell office:value-type="float" office:value="0.405516788445737" calcext:value-type="float">
            <text:p>0.405516788445737</text:p>
          </table:table-cell>
          <table:table-cell office:value-type="float" office:value="0.330964074881929" calcext:value-type="float">
            <text:p>0.330964074881929</text:p>
          </table:table-cell>
          <table:table-cell office:value-type="float" office:value="0.345650711739412" calcext:value-type="float">
            <text:p>0.345650711739412</text:p>
          </table:table-cell>
        </table:table-row>
        <table:table-row table:style-name="ro1">
          <table:table-cell office:value-type="string" calcext:value-type="string">
            <text:p>Synsem</text:p>
          </table:table-cell>
          <table:table-cell office:value-type="float" office:value="-0.0344855548187781" calcext:value-type="float">
            <text:p>-0.0344855548187781</text:p>
          </table:table-cell>
          <table:table-cell office:value-type="float" office:value="0.32714717031776" calcext:value-type="float">
            <text:p>0.32714717031776</text:p>
          </table:table-cell>
          <table:table-cell office:value-type="float" office:value="0.068589279765207" calcext:value-type="float">
            <text:p>0.068589279765207</text:p>
          </table:table-cell>
          <table:table-cell office:value-type="float" office:value="0.00781617472622815" calcext:value-type="float">
            <text:p>0.00781617472622815</text:p>
          </table:table-cell>
        </table:table-row>
        <table:table-row table:style-name="ro1">
          <table:table-cell office:value-type="string" calcext:value-type="string">
            <text:p>VSTM</text:p>
          </table:table-cell>
          <table:table-cell office:value-type="float" office:value="0.129133550009616" calcext:value-type="float">
            <text:p>0.129133550009616</text:p>
          </table:table-cell>
          <table:table-cell office:value-type="float" office:value="0.340914106221446" calcext:value-type="float">
            <text:p>0.340914106221446</text:p>
          </table:table-cell>
          <table:table-cell office:value-type="float" office:value="0.118301957388153" calcext:value-type="float">
            <text:p>0.118301957388153</text:p>
          </table:table-cell>
          <table:table-cell office:value-type="float" office:value="0.217729993330678" calcext:value-type="float">
            <text:p>0.2177299933306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SD</text:p>
          </table:table-cell>
          <table:table-cell office:value-type="string" calcext:value-type="string">
            <text:p>anat1</text:p>
          </table:table-cell>
          <table:table-cell office:value-type="string" calcext:value-type="string">
            <text:p>anat2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762622" calcext:value-type="float">
            <text:p>0.762622</text:p>
          </table:table-cell>
          <table:table-cell office:value-type="float" office:value="-0.347844" calcext:value-type="float">
            <text:p>-0.347844</text:p>
          </table:table-cell>
          <table:table-cell office:value-type="float" office:value="-0.503889" calcext:value-type="float">
            <text:p>-0.503889</text:p>
          </table:table-cell>
          <table:table-cell office:value-type="float" office:value="0.810269" calcext:value-type="float">
            <text:p>0.810269</text:p>
          </table:table-cell>
        </table:table-row>
        <table:table-row table:style-name="ro1">
          <table:table-cell office:value-type="string" calcext:value-type="string">
            <text:p>Acer</text:p>
          </table:table-cell>
          <table:table-cell office:value-type="float" office:value="-0.0888272" calcext:value-type="float">
            <text:p>-0.0888272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0.214461" calcext:value-type="float">
            <text:p>0.214461</text:p>
          </table:table-cell>
          <table:table-cell office:value-type="float" office:value="0.225126" calcext:value-type="float">
            <text:p>0.225126</text:p>
          </table:table-cell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-0.00360412" calcext:value-type="float">
            <text:p>-0.00360412</text:p>
          </table:table-cell>
          <table:table-cell office:value-type="float" office:value="0.229552" calcext:value-type="float">
            <text:p>0.229552</text:p>
          </table:table-cell>
          <table:table-cell office:value-type="float" office:value="0.272499" calcext:value-type="float">
            <text:p>0.272499</text:p>
          </table:table-cell>
          <table:table-cell office:value-type="float" office:value="0.183187" calcext:value-type="float">
            <text:p>0.183187</text:p>
          </table:table-cell>
        </table:table-row>
        <table:table-row table:style-name="ro1">
          <table:table-cell office:value-type="string" calcext:value-type="string">
            <text:p>Catell</text:p>
          </table:table-cell>
          <table:table-cell office:value-type="float" office:value="0.477566" calcext:value-type="float">
            <text:p>0.477566</text:p>
          </table:table-cell>
          <table:table-cell office:value-type="float" office:value="0.280094" calcext:value-type="float">
            <text:p>0.280094</text:p>
          </table:table-cell>
          <table:table-cell office:value-type="float" office:value="0.303796" calcext:value-type="float">
            <text:p>0.303796</text:p>
          </table:table-cell>
          <table:table-cell office:value-type="float" office:value="0.575981" calcext:value-type="float">
            <text:p>0.575981</text:p>
          </table:table-cell>
        </table:table-row>
        <table:table-row table:style-name="ro1">
          <table:table-cell office:value-type="string" calcext:value-type="string">
            <text:p>Emotion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287029" calcext:value-type="float">
            <text:p>0.287029</text:p>
          </table:table-cell>
          <table:table-cell office:value-type="float" office:value="0.332727" calcext:value-type="float">
            <text:p>0.332727</text:p>
          </table:table-cell>
          <table:table-cell office:value-type="float" office:value="0.418737" calcext:value-type="float">
            <text:p>0.418737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-0.194949" calcext:value-type="float">
            <text:p>-0.194949</text:p>
          </table:table-cell>
          <table:table-cell office:value-type="float" office:value="-0.0960229" calcext:value-type="float">
            <text:p>-0.0960229</text:p>
          </table:table-cell>
          <table:table-cell office:value-type="float" office:value="0.0767674" calcext:value-type="float">
            <text:p>0.0767674</text:p>
          </table:table-cell>
        </table:table-row>
        <table:table-row table:style-name="ro1">
          <table:table-cell office:value-type="string" calcext:value-type="string">
            <text:p>Picture Prim</text:p>
          </table:table-cell>
          <table:table-cell office:value-type="float" office:value="-0.412018" calcext:value-type="float">
            <text:p>-0.412018</text:p>
          </table:table-cell>
          <table:table-cell office:value-type="float" office:value="0.329052" calcext:value-type="float">
            <text:p>0.329052</text:p>
          </table:table-cell>
          <table:table-cell office:value-type="float" office:value="0.378664" calcext:value-type="float">
            <text:p>0.378664</text:p>
          </table:table-cell>
          <table:table-cell office:value-type="float" office:value="0.382134" calcext:value-type="float">
            <text:p>0.382134</text:p>
          </table:table-cell>
        </table:table-row>
        <table:table-row table:style-name="ro1">
          <table:table-cell office:value-type="string" calcext:value-type="string">
            <text:p>Synsem</text:p>
          </table:table-cell>
          <table:table-cell office:value-type="float" office:value="-0.13953" calcext:value-type="float">
            <text:p>-0.13953</text:p>
          </table:table-cell>
          <table:table-cell office:value-type="float" office:value="0.195702" calcext:value-type="float">
            <text:p>0.195702</text:p>
          </table:table-cell>
          <table:table-cell office:value-type="float" office:value="-0.100256" calcext:value-type="float">
            <text:p>-0.100256</text:p>
          </table:table-cell>
          <table:table-cell office:value-type="float" office:value="0.193672" calcext:value-type="float">
            <text:p>0.193672</text:p>
          </table:table-cell>
        </table:table-row>
        <table:table-row table:style-name="ro1">
          <table:table-cell office:value-type="string" calcext:value-type="string">
            <text:p>VSTM</text:p>
          </table:table-cell>
          <table:table-cell office:value-type="float" office:value="-0.26735" calcext:value-type="float">
            <text:p>-0.26735</text:p>
          </table:table-cell>
          <table:table-cell office:value-type="float" office:value="0.112613" calcext:value-type="float">
            <text:p>0.112613</text:p>
          </table:table-cell>
          <table:table-cell office:value-type="float" office:value="0.311769" calcext:value-type="float">
            <text:p>0.311769</text:p>
          </table:table-cell>
          <table:table-cell office:value-type="float" office:value="0.0852092" calcext:value-type="float">
            <text:p>0.0852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23:21:18.927694563</meta:creation-date>
    <dc:date>2023-08-28T10:28:22.304403025</dc:date>
    <meta:editing-duration>PT10H6M12S</meta:editing-duration>
    <meta:editing-cycles>1</meta:editing-cycles>
    <meta:document-statistic meta:table-count="1" meta:cell-count="98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legend chart:legend-position="end" svg:x="14.375cm" svg:y="3.436cm" style:legend-expansion="high" chart:style-name="ch2"/>
        <chart:plot-area chart:style-name="ch3" table:cell-range-address="Sheet1.A1:Sheet1.E10" chart:data-source-has-labels="both" svg:x="0.319cm" svg:y="0.179cm" svg:width="13.737cm" svg:height="8.631cm">
          <chart:coordinate-region svg:x="1.184cm" svg:y="0.381cm" svg:width="12.872cm" svg:height="8.227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bar">
            <chart:data-point chart:repeated="9"/>
          </chart:series>
          <chart:series chart:style-name="ch8" chart:values-cell-range-address="Sheet1.C2:Sheet1.C10" chart:label-cell-address="Sheet1.C1:Sheet1.C1" chart:class="chart:bar">
            <chart:data-point chart:repeated="9"/>
          </chart:series>
          <chart:series chart:style-name="ch9" chart:values-cell-range-address="Sheet1.D2:Sheet1.D10" chart:label-cell-address="Sheet1.D1:Sheet1.D1" chart:class="chart:bar">
            <chart:data-point chart:repeated="9"/>
          </chart:series>
          <chart:series chart:style-name="ch10" chart:values-cell-range-address="Sheet1.E2:Sheet1.E10" chart:label-cell-address="Sheet1.E1:Sheet1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D</text:p>
                <draw:g>
                  <svg:desc>Sheet1.B1:Sheet1.B1</svg:desc>
                </draw:g>
              </table:table-cell>
              <table:table-cell office:value-type="string">
                <text:p>anat1</text:p>
                <draw:g>
                  <svg:desc>Sheet1.C1:Sheet1.C1</svg:desc>
                </draw:g>
              </table:table-cell>
              <table:table-cell office:value-type="string">
                <text:p>anat2</text:p>
                <draw:g>
                  <svg:desc>Sheet1.D1:Sheet1.D1</svg:desc>
                </draw:g>
              </table:table-cell>
              <table:table-cell office:value-type="string">
                <text:p>bot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e</text:p>
                <draw:g>
                  <svg:desc>Sheet1.A2:Sheet1.A10</svg:desc>
                </draw:g>
              </table:table-cell>
              <table:table-cell office:value-type="float" office:value="0.834761706442336">
                <text:p>0.834761706442336</text:p>
                <draw:g>
                  <svg:desc>Sheet1.B2:Sheet1.B10</svg:desc>
                </draw:g>
              </table:table-cell>
              <table:table-cell office:value-type="float" office:value="0.752904232923461">
                <text:p>0.752904232923461</text:p>
                <draw:g>
                  <svg:desc>Sheet1.C2:Sheet1.C10</svg:desc>
                </draw:g>
              </table:table-cell>
              <table:table-cell office:value-type="float" office:value="0.63995197777416">
                <text:p>0.63995197777416</text:p>
                <draw:g>
                  <svg:desc>Sheet1.D2:Sheet1.D10</svg:desc>
                </draw:g>
              </table:table-cell>
              <table:table-cell office:value-type="float" office:value="0.860637794904405">
                <text:p>0.860637794904405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0.269996076662063">
                <text:p>0.269996076662063</text:p>
              </table:table-cell>
              <table:table-cell office:value-type="float" office:value="0.221514041308991">
                <text:p>0.221514041308991</text:p>
              </table:table-cell>
              <table:table-cell office:value-type="float" office:value="0.354932060294091">
                <text:p>0.354932060294091</text:p>
              </table:table-cell>
              <table:table-cell office:value-type="float" office:value="0.275560300998761">
                <text:p>0.275560300998761</text:p>
              </table:table-cell>
            </table:table-row>
            <table:table-row>
              <table:table-cell office:value-type="string">
                <text:p>Faces</text:p>
              </table:table-cell>
              <table:table-cell office:value-type="float" office:value="0.168330909997336">
                <text:p>0.168330909997336</text:p>
              </table:table-cell>
              <table:table-cell office:value-type="float" office:value="0.264130166101462">
                <text:p>0.264130166101462</text:p>
              </table:table-cell>
              <table:table-cell office:value-type="float" office:value="0.423973417698669">
                <text:p>0.423973417698669</text:p>
              </table:table-cell>
              <table:table-cell office:value-type="float" office:value="0.351938475925736">
                <text:p>0.351938475925736</text:p>
              </table:table-cell>
            </table:table-row>
            <table:table-row>
              <table:table-cell office:value-type="string">
                <text:p>Catell</text:p>
              </table:table-cell>
              <table:table-cell office:value-type="float" office:value="0.538036999795629">
                <text:p>0.538036999795629</text:p>
              </table:table-cell>
              <table:table-cell office:value-type="float" office:value="0.585295970237921">
                <text:p>0.585295970237921</text:p>
              </table:table-cell>
              <table:table-cell office:value-type="float" office:value="0.626093535965836">
                <text:p>0.626093535965836</text:p>
              </table:table-cell>
              <table:table-cell office:value-type="float" office:value="0.523464595149885">
                <text:p>0.523464595149885</text:p>
              </table:table-cell>
            </table:table-row>
            <table:table-row>
              <table:table-cell office:value-type="string">
                <text:p>Emotion</text:p>
              </table:table-cell>
              <table:table-cell office:value-type="float" office:value="0.345343221618254">
                <text:p>0.345343221618254</text:p>
              </table:table-cell>
              <table:table-cell office:value-type="float" office:value="0.352496246369355">
                <text:p>0.352496246369355</text:p>
              </table:table-cell>
              <table:table-cell office:value-type="float" office:value="0.279279204096912">
                <text:p>0.279279204096912</text:p>
              </table:table-cell>
              <table:table-cell office:value-type="float" office:value="0.397073457720763">
                <text:p>0.397073457720763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0.115029041181927">
                <text:p>0.115029041181927</text:p>
              </table:table-cell>
              <table:table-cell office:value-type="float" office:value="-0.0318085932127021">
                <text:p>-0.0318085932127021</text:p>
              </table:table-cell>
              <table:table-cell office:value-type="float" office:value="-0.210287753532622">
                <text:p>-0.210287753532622</text:p>
              </table:table-cell>
              <table:table-cell office:value-type="float" office:value="0.180443504142638">
                <text:p>0.180443504142638</text:p>
              </table:table-cell>
            </table:table-row>
            <table:table-row>
              <table:table-cell office:value-type="string">
                <text:p>Picture Prim</text:p>
              </table:table-cell>
              <table:table-cell office:value-type="float" office:value="0.144876983320139">
                <text:p>0.144876983320139</text:p>
              </table:table-cell>
              <table:table-cell office:value-type="float" office:value="0.405516788445737">
                <text:p>0.405516788445737</text:p>
              </table:table-cell>
              <table:table-cell office:value-type="float" office:value="0.330964074881929">
                <text:p>0.330964074881929</text:p>
              </table:table-cell>
              <table:table-cell office:value-type="float" office:value="0.345650711739412">
                <text:p>0.345650711739412</text:p>
              </table:table-cell>
            </table:table-row>
            <table:table-row>
              <table:table-cell office:value-type="string">
                <text:p>Synsem</text:p>
              </table:table-cell>
              <table:table-cell office:value-type="float" office:value="-0.0344855548187781">
                <text:p>-0.0344855548187781</text:p>
              </table:table-cell>
              <table:table-cell office:value-type="float" office:value="0.32714717031776">
                <text:p>0.32714717031776</text:p>
              </table:table-cell>
              <table:table-cell office:value-type="float" office:value="0.068589279765207">
                <text:p>0.068589279765207</text:p>
              </table:table-cell>
              <table:table-cell office:value-type="float" office:value="0.00781617472622815">
                <text:p>0.00781617472622815</text:p>
              </table:table-cell>
            </table:table-row>
            <table:table-row>
              <table:table-cell office:value-type="string">
                <text:p>VSTM</text:p>
              </table:table-cell>
              <table:table-cell office:value-type="float" office:value="0.129133550009616">
                <text:p>0.129133550009616</text:p>
              </table:table-cell>
              <table:table-cell office:value-type="float" office:value="0.340914106221446">
                <text:p>0.340914106221446</text:p>
              </table:table-cell>
              <table:table-cell office:value-type="float" office:value="0.118301957388153">
                <text:p>0.118301957388153</text:p>
              </table:table-cell>
              <table:table-cell office:value-type="float" office:value="0.217729993330678">
                <text:p>0.217729993330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4.374cm" svg:y="3.436cm" style:legend-expansion="high" chart:style-name="ch2"/>
        <chart:plot-area chart:style-name="ch3" table:cell-range-address="Sheet1.A12:Sheet1.E21" chart:data-source-has-labels="both" svg:x="0.319cm" svg:y="0.179cm" svg:width="13.736cm" svg:height="8.631cm">
          <chart:coordinate-region svg:x="1.184cm" svg:y="0.381cm" svg:width="12.871cm" svg:height="8.227cm"/>
          <chart:axis chart:dimension="x" chart:name="primary-x" chart:style-name="ch4" chartooo:axis-type="auto">
            <chartooo:date-scale/>
            <chart:categories table:cell-range-address="Sheet1.A13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21" chart:label-cell-address="Sheet1.B12:Sheet1.B12" chart:class="chart:bar">
            <chart:data-point chart:repeated="9"/>
          </chart:series>
          <chart:series chart:style-name="ch8" chart:values-cell-range-address="Sheet1.C13:Sheet1.C21" chart:label-cell-address="Sheet1.C12:Sheet1.C12" chart:class="chart:bar">
            <chart:data-point chart:repeated="9"/>
          </chart:series>
          <chart:series chart:style-name="ch9" chart:values-cell-range-address="Sheet1.D13:Sheet1.D21" chart:label-cell-address="Sheet1.D12:Sheet1.D12" chart:class="chart:bar">
            <chart:data-point chart:repeated="9"/>
          </chart:series>
          <chart:series chart:style-name="ch10" chart:values-cell-range-address="Sheet1.E13:Sheet1.E21" chart:label-cell-address="Sheet1.E12:Sheet1.E1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D</text:p>
                <draw:g>
                  <svg:desc>Sheet1.B12:Sheet1.B12</svg:desc>
                </draw:g>
              </table:table-cell>
              <table:table-cell office:value-type="string">
                <text:p>anat1</text:p>
                <draw:g>
                  <svg:desc>Sheet1.C12:Sheet1.C12</svg:desc>
                </draw:g>
              </table:table-cell>
              <table:table-cell office:value-type="string">
                <text:p>anat2</text:p>
                <draw:g>
                  <svg:desc>Sheet1.D12:Sheet1.D12</svg:desc>
                </draw:g>
              </table:table-cell>
              <table:table-cell office:value-type="string">
                <text:p>both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e</text:p>
                <draw:g>
                  <svg:desc>Sheet1.A13:Sheet1.A21</svg:desc>
                </draw:g>
              </table:table-cell>
              <table:table-cell office:value-type="float" office:value="0.762622">
                <text:p>0.762622</text:p>
                <draw:g>
                  <svg:desc>Sheet1.B13:Sheet1.B21</svg:desc>
                </draw:g>
              </table:table-cell>
              <table:table-cell office:value-type="float" office:value="-0.347844">
                <text:p>-0.347844</text:p>
                <draw:g>
                  <svg:desc>Sheet1.C13:Sheet1.C21</svg:desc>
                </draw:g>
              </table:table-cell>
              <table:table-cell office:value-type="float" office:value="-0.503889">
                <text:p>-0.503889</text:p>
                <draw:g>
                  <svg:desc>Sheet1.D13:Sheet1.D21</svg:desc>
                </draw:g>
              </table:table-cell>
              <table:table-cell office:value-type="float" office:value="0.810269">
                <text:p>0.810269</text:p>
                <draw:g>
                  <svg:desc>Sheet1.E13:Sheet1.E21</svg:desc>
                </draw:g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-0.0888272">
                <text:p>-0.0888272</text:p>
              </table:table-cell>
              <table:table-cell office:value-type="float" office:value="0.247029">
                <text:p>0.247029</text:p>
              </table:table-cell>
              <table:table-cell office:value-type="float" office:value="0.214461">
                <text:p>0.214461</text:p>
              </table:table-cell>
              <table:table-cell office:value-type="float" office:value="0.225126">
                <text:p>0.225126</text:p>
              </table:table-cell>
            </table:table-row>
            <table:table-row>
              <table:table-cell office:value-type="string">
                <text:p>Faces</text:p>
              </table:table-cell>
              <table:table-cell office:value-type="float" office:value="-0.00360412">
                <text:p>-0.00360412</text:p>
              </table:table-cell>
              <table:table-cell office:value-type="float" office:value="0.229552">
                <text:p>0.229552</text:p>
              </table:table-cell>
              <table:table-cell office:value-type="float" office:value="0.272499">
                <text:p>0.272499</text:p>
              </table:table-cell>
              <table:table-cell office:value-type="float" office:value="0.183187">
                <text:p>0.183187</text:p>
              </table:table-cell>
            </table:table-row>
            <table:table-row>
              <table:table-cell office:value-type="string">
                <text:p>Catell</text:p>
              </table:table-cell>
              <table:table-cell office:value-type="float" office:value="0.477566">
                <text:p>0.477566</text:p>
              </table:table-cell>
              <table:table-cell office:value-type="float" office:value="0.280094">
                <text:p>0.280094</text:p>
              </table:table-cell>
              <table:table-cell office:value-type="float" office:value="0.303796">
                <text:p>0.303796</text:p>
              </table:table-cell>
              <table:table-cell office:value-type="float" office:value="0.575981">
                <text:p>0.575981</text:p>
              </table:table-cell>
            </table:table-row>
            <table:table-row>
              <table:table-cell office:value-type="string">
                <text:p>Emotion</text:p>
              </table:table-cell>
              <table:table-cell office:value-type="float" office:value="0.176327">
                <text:p>0.176327</text:p>
              </table:table-cell>
              <table:table-cell office:value-type="float" office:value="0.287029">
                <text:p>0.287029</text:p>
              </table:table-cell>
              <table:table-cell office:value-type="float" office:value="0.332727">
                <text:p>0.332727</text:p>
              </table:table-cell>
              <table:table-cell office:value-type="float" office:value="0.418737">
                <text:p>0.418737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0.239594">
                <text:p>0.239594</text:p>
              </table:table-cell>
              <table:table-cell office:value-type="float" office:value="-0.194949">
                <text:p>-0.194949</text:p>
              </table:table-cell>
              <table:table-cell office:value-type="float" office:value="-0.0960229">
                <text:p>-0.0960229</text:p>
              </table:table-cell>
              <table:table-cell office:value-type="float" office:value="0.0767674">
                <text:p>0.0767674</text:p>
              </table:table-cell>
            </table:table-row>
            <table:table-row>
              <table:table-cell office:value-type="string">
                <text:p>Picture Prim</text:p>
              </table:table-cell>
              <table:table-cell office:value-type="float" office:value="-0.412018">
                <text:p>-0.412018</text:p>
              </table:table-cell>
              <table:table-cell office:value-type="float" office:value="0.329052">
                <text:p>0.329052</text:p>
              </table:table-cell>
              <table:table-cell office:value-type="float" office:value="0.378664">
                <text:p>0.378664</text:p>
              </table:table-cell>
              <table:table-cell office:value-type="float" office:value="0.382134">
                <text:p>0.382134</text:p>
              </table:table-cell>
            </table:table-row>
            <table:table-row>
              <table:table-cell office:value-type="string">
                <text:p>Synsem</text:p>
              </table:table-cell>
              <table:table-cell office:value-type="float" office:value="-0.13953">
                <text:p>-0.13953</text:p>
              </table:table-cell>
              <table:table-cell office:value-type="float" office:value="0.195702">
                <text:p>0.195702</text:p>
              </table:table-cell>
              <table:table-cell office:value-type="float" office:value="-0.100256">
                <text:p>-0.100256</text:p>
              </table:table-cell>
              <table:table-cell office:value-type="float" office:value="0.193672">
                <text:p>0.193672</text:p>
              </table:table-cell>
            </table:table-row>
            <table:table-row>
              <table:table-cell office:value-type="string">
                <text:p>VSTM</text:p>
              </table:table-cell>
              <table:table-cell office:value-type="float" office:value="-0.26735">
                <text:p>-0.26735</text:p>
              </table:table-cell>
              <table:table-cell office:value-type="float" office:value="0.112613">
                <text:p>0.112613</text:p>
              </table:table-cell>
              <table:table-cell office:value-type="float" office:value="0.311769">
                <text:p>0.311769</text:p>
              </table:table-cell>
              <table:table-cell office:value-type="float" office:value="0.0852092">
                <text:p>0.0852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